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67.73mm"/>
    </style:style>
    <style:style style:name="co3" style:family="table-column">
      <style:table-column-properties fo:break-before="auto" style:column-width="51.17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Inpu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Calculation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elo Smarthpone</text:p>
          </table:table-cell>
          <table:table-cell table:style-name="ce1" office:value-type="string" calcext:value-type="string">
            <text:p>S.O.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Frequencia Procesador (Gh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A3 2017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49.99" calcext:value-type="float">
            <text:p>249,99</text:p>
          </table:table-cell>
          <table:table-cell table:style-name="ce2" office:value-type="float" office:value="1.2" calcext:value-type="float">
            <text:p>1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G Nexus 5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89.99" calcext:value-type="float">
            <text:p>289,99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7 Plus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.37" calcext:value-type="float">
            <text:p>2,37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LG Nexus 5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uawei P9 Lit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G Nexus 5x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.44" calcext:value-type="float">
            <text:p>1,4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omi Mi 5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.8" calcext:value-type="float">
            <text:p>1,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omi Mi 4s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.8" calcext:value-type="float">
            <text:p>1,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uawei P9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X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1169.99" calcext:value-type="float">
            <text:p>1169,99</text:p>
          </table:table-cell>
          <table:table-cell table:style-name="ce2" office:value-type="float" office:value="2.1" calcext:value-type="float">
            <text:p>2,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7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869.99" calcext:value-type="float">
            <text:p>869,99</text:p>
          </table:table-cell>
          <table:table-cell table:style-name="ce2" office:value-type="float" office:value="2.37" calcext:value-type="float">
            <text:p>2,3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S7 Edg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699.9" calcext:value-type="float">
            <text:p>699,9</text:p>
          </table:table-cell>
          <table:table-cell table:style-name="ce2" office:value-type="float" office:value="2.15" calcext:value-type="float">
            <text:p>2,1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6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625.25" calcext:value-type="float">
            <text:p>625,25</text:p>
          </table:table-cell>
          <table:table-cell table:style-name="ce2" office:value-type="float" office:value="1.4" calcext:value-type="float">
            <text:p>1,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uawei P8 Lit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.2" calcext:value-type="float">
            <text:p>1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moi Mi 4i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.7" calcext:value-type="float">
            <text:p>1,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moi RedMi 4a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34.99" calcext:value-type="float">
            <text:p>134,99</text:p>
          </table:table-cell>
          <table:table-cell table:style-name="ce2" office:value-type="float" office:value="1.4" calcext:value-type="float">
            <text:p>1,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G G5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599.99" calcext:value-type="float">
            <text:p>599,99</text:p>
          </table:table-cell>
          <table:table-cell table:style-name="ce2" office:value-type="float" office:value="2.2" calcext:value-type="float">
            <text:p>2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7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2.37" calcext:value-type="float">
            <text:p>2,3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moi RedMi Note 4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.1" calcext:value-type="float">
            <text:p>2,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ubot Cheetah 2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TC 10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689.99" calcext:value-type="float">
            <text:p>689,99</text:p>
          </table:table-cell>
          <table:table-cell table:style-name="ce2" office:value-type="float" office:value="2.15" calcext:value-type="float">
            <text:p>2,1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uawei P8 Lit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.2" calcext:value-type="float">
            <text:p>1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J7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G Nexus 5x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449.99" calcext:value-type="float">
            <text:p>449,99</text:p>
          </table:table-cell>
          <table:table-cell table:style-name="ce2" office:value-type="float" office:value="1.44" calcext:value-type="float">
            <text:p>1,4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Q Aquaris V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.4" calcext:value-type="float">
            <text:p>1,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omi Mi Max 2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Q Aquaris X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69.99" calcext:value-type="float">
            <text:p>269,99</text:p>
          </table:table-cell>
          <table:table-cell table:style-name="ce2" office:value-type="float" office:value="2.2" calcext:value-type="float">
            <text:p>2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8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2.1" calcext:value-type="float">
            <text:p>2,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otorola Moto G5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.4" calcext:value-type="float">
            <text:p>1,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7 Plus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899.99" calcext:value-type="float">
            <text:p>899,99</text:p>
          </table:table-cell>
          <table:table-cell table:style-name="ce2" office:value-type="float" office:value="2.37" calcext:value-type="float">
            <text:p>2,3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S7 Edg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2.15" calcext:value-type="float">
            <text:p>2,1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A5 2017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omi RedMi Note 5a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.4" calcext:value-type="float">
            <text:p>1,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Note 7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799.99" calcext:value-type="float">
            <text:p>799,99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Note 8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A3 2017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.2" calcext:value-type="float">
            <text:p>1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8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2.1" calcext:value-type="float">
            <text:p>2,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S7 Edg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799.99" calcext:value-type="float">
            <text:p>799,99</text:p>
          </table:table-cell>
          <table:table-cell table:style-name="ce2" office:value-type="float" office:value="2.15" calcext:value-type="float">
            <text:p>2,1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7 Plus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.37" calcext:value-type="float">
            <text:p>2,3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S7 Edg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2.15" calcext:value-type="float">
            <text:p>2,1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A5 2017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omi Mi 4i 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.7" calcext:value-type="float">
            <text:p>1,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uawei P9 Lite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J7 2016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.6" calcext:value-type="float">
            <text:p>1,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Huawei Mate 10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2.1" calcext:value-type="float">
            <text:p>2,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Phone 7 Plus</text:p>
          </table:table-cell>
          <table:table-cell table:style-name="ce2" office:value-type="string" calcext:value-type="string">
            <text:p>iOs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.37" calcext:value-type="float">
            <text:p>2,3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Q Aquaris X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.2" calcext:value-type="float">
            <text:p>2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Xiaomi Mi A1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199.99" calcext:value-type="float">
            <text:p>199,9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Q Aquaris X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.2" calcext:value-type="float">
            <text:p>2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Q Aquaris X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.2" calcext:value-type="float">
            <text:p>2,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G Q6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.4" calcext:value-type="float">
            <text:p>1,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S8 Plus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G V30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2.45" calcext:value-type="float">
            <text:p>2,4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amsung Galaxy S7</text:p>
          </table:table-cell>
          <table:table-cell table:style-name="ce2" office:value-type="string" calcext:value-type="string">
            <text:p>Android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r Ventura</meta:initial-creator>
    <dc:creator>Roser Ventura</dc:creator>
    <meta:creation-date>2018-01-03T12:17:43</meta:creation-date>
    <dc:date>2018-01-03T12:52:24</dc:date>
    <meta:generator>LibreOffice/5.2.6.2$Windows_x86 LibreOffice_project/a3100ed2409ebf1c212f5048fbe377c281438fdc</meta:generator>
    <meta:document-statistic meta:table-count="3" meta:cell-count="2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